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arbmanagement:</text:p>
      <text:p text:style-name="P1"><text:span text:style-name="T1"><text:tab/>-Ziel, alles soll überall die gleichaussehenden Farben haben</text:span></text:p>
      <text:p text:style-name="P1"><text:span text:style-name="T1"/></text:p>
      <text:p text:style-name="P1">Profile Connection Space:</text:p>
      <text:p text:style-name="P1"><text:span text:style-name="T1"><text:tab/>- CIEXYZ Farbraum – der fest definiert ist und unabhängig</text:span></text:p>
      <text:p text:style-name="P1"><text:span text:style-name="T1"><text:tab/>→ man braucht nur die umrechnungsmethode von gerätefarbe zum profile connection space</text:span></text:p>
      <text:p text:style-name="P1"><text:span text:style-name="T1"><text:tab/>→ nennt man ICC Farbprofil</text:span></text:p>
      <text:p text:style-name="P1"><text:span text:style-name="T1"/></text:p>
      <text:p text:style-name="P1"><text:span text:style-name="T1">ICC:</text:span></text:p>
      <text:p text:style-name="P1"><text:span text:style-name="T1"><text:tab/>-Was für n typ</text:span></text:p>
      <text:p text:style-name="P1"><text:span text:style-name="T1"><text:tab/>-PCS: im regelfall XYZ</text:span></text:p>
      <text:p text:style-name="P1"><text:span text:style-name="T1"><text:tab/>-Art der Transformation</text:span></text:p>
      <text:p text:style-name="P1"><text:span text:style-name="T1"><text:tab/>-PNG Datei hat ICC eingebettet</text:span></text:p>
      <text:p text:style-name="P1"><text:span text:style-name="T1"><text:tab/>-sRGB = typisches ICC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30T15:07:02.29</meta:creation-date>
    <dc:date>2014-01-30T15:24:53.81</dc:date>
    <meta:editing-duration>PT17M49S</meta:editing-duration>
    <meta:editing-cycles>6</meta:editing-cycles>
    <meta:generator>OpenOffice.org/3.4.1$Win32 OpenOffice.org_project/341m1$Build-9593</meta:generator>
    <meta:document-statistic meta:table-count="0" meta:image-count="0" meta:object-count="0" meta:page-count="1" meta:paragraph-count="12" meta:word-count="60" meta:character-count="391"/>
  </office:meta>
</office:document-meta>
</file>